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0in" svg:y="2.489in">
            <draw:object draw:notify-on-update-of-ranges="Sheet1.B3:Sheet1.B5 Sheet1.C3:Sheet1.C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6.9272in" svg:y="2.4894in">
            <draw:object draw:notify-on-update-of-ranges="Sheet1.G5:Sheet1.G8 Sheet1.H5:Sheet1.H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3.6075in" svg:y="2.4335in">
            <draw:object draw:notify-on-update-of-ranges="Sheet1.S6:Sheet1.S9 Sheet1.R6:Sheet1.R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3"/>
          <table:table-cell office:value-type="float" office:value="431" calcext:value-type="float">
            <text:p>43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.95" calcext:value-type="float">
            <text:p>2.95</text:p>
          </table:table-cell>
          <table:table-cell table:formula="of:=[.C3]*[.$D$2]" office:value-type="float" office:value="1271.45" calcext:value-type="float">
            <text:p>1271.45</text:p>
          </table:table-cell>
          <table:table-cell table:number-columns-repeated="2"/>
          <table:table-cell table:style-name="ce1" office:value-type="string" calcext:value-type="string">
            <text:p>messung (27.04.2015)</text:p>
          </table:table-cell>
          <table:table-cell table:number-columns-repeated="10"/>
          <table:table-cell office:value-type="string" calcext:value-type="string">
            <text:p>messung nach dem OPA336U (02.06.2015)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3.7" calcext:value-type="float">
            <text:p>3.7</text:p>
          </table:table-cell>
          <table:table-cell table:formula="of:=[.C4]*[.$D$2]" office:value-type="float" office:value="1594.7" calcext:value-type="float">
            <text:p>1594.7</text:p>
          </table:table-cell>
          <table:table-cell table:number-columns-repeated="4"/>
          <table:table-cell table:style-name="ce2" office:value-type="string" calcext:value-type="string">
            <text:p>331x</text:p>
          </table:table-cell>
          <table:table-cell table:style-name="ce2" office:value-type="string" calcext:value-type="string">
            <text:p>431x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4.43" calcext:value-type="float">
            <text:p>4.43</text:p>
          </table:table-cell>
          <table:table-cell table:formula="of:=[.C5]*[.$D$2]" office:value-type="float" office:value="1909.33" calcext:value-type="float">
            <text:p>1909.3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2.15" calcext:value-type="float">
            <text:p>2.15</text:p>
          </table:table-cell>
          <table:table-cell table:formula="of:=[.H5]*331/1000" office:value-type="float" office:value="0.71165" calcext:value-type="float">
            <text:p>0.71165</text:p>
          </table:table-cell>
          <table:table-cell table:formula="of:=[.H5]*431/1000" office:value-type="float" office:value="0.92665" calcext:value-type="float">
            <text:p>0.92665</text:p>
          </table:table-cell>
          <table:table-cell table:number-columns-repeated="7"/>
          <table:table-cell table:style-name="ce3" office:value-type="string" calcext:value-type="string">
            <text:p>Degree C</text:p>
          </table:table-cell>
          <table:table-cell table:style-name="ce3"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0.0148*[.B6]-0.747" office:value-type="float" office:value="5.173" calcext:value-type="float">
            <text:p>5.173</text:p>
          </table:table-cell>
          <table:table-cell table:formula="of:=[.C6]*[.$D$2]" office:value-type="float" office:value="2229.563" calcext:value-type="float">
            <text:p>2229.563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3.21" calcext:value-type="float">
            <text:p>3.21</text:p>
          </table:table-cell>
          <table:table-cell table:formula="of:=[.H6]*331/1000" office:value-type="float" office:value="1.06251" calcext:value-type="float">
            <text:p>1.06251</text:p>
          </table:table-cell>
          <table:table-cell table:formula="of:=[.H6]*431/1000" office:value-type="float" office:value="1.38351" calcext:value-type="float">
            <text:p>1.3835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.72" calcext:value-type="float">
            <text:p>1.72</text:p>
          </table:table-cell>
          <table:table-cell table:formula="of:=[.N6]*1000/[.M6]" office:value-type="float" office:value="245.714285714286" calcext:value-type="float">
            <text:p>245.7142857143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1918" calcext:value-type="float">
            <text:p>19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formula="of:=0.0148*[.B7]-0.747" office:value-type="float" office:value="5.913" calcext:value-type="float">
            <text:p>5.913</text:p>
          </table:table-cell>
          <table:table-cell table:formula="of:=[.C7]*[.$D$2]" office:value-type="float" office:value="2548.503" calcext:value-type="float">
            <text:p>2548.503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office:value-type="float" office:value="3.61" calcext:value-type="float">
            <text:p>3.61</text:p>
          </table:table-cell>
          <table:table-cell table:formula="of:=[.H7]*331/1000" office:value-type="float" office:value="1.19491" calcext:value-type="float">
            <text:p>1.19491</text:p>
          </table:table-cell>
          <table:table-cell table:formula="of:=[.H7]*431/1000" office:value-type="float" office:value="1.55591" calcext:value-type="float">
            <text:p>1.5559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12" calcext:value-type="float">
            <text:p>1.12</text:p>
          </table:table-cell>
          <table:table-cell table:formula="of:=[.N7]*1000/[.M7]" office:value-type="float" office:value="224" calcext:value-type="float">
            <text:p>224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 office:value-type="float" office:value="2083" calcext:value-type="float">
            <text:p>20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0.0148*[.B8]-0.747" office:value-type="float" office:value="-0.00700000000000001" calcext:value-type="float">
            <text:p>-0.007</text:p>
          </table:table-cell>
          <table:table-cell table:formula="of:=[.C8]*[.$D$2]" office:value-type="float" office:value="-3.017" calcext:value-type="float">
            <text:p>-3.017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5.52" calcext:value-type="float">
            <text:p>5.52</text:p>
          </table:table-cell>
          <table:table-cell table:formula="of:=[.H8]*331/1000" office:value-type="float" office:value="1.82712" calcext:value-type="float">
            <text:p>1.82712</text:p>
          </table:table-cell>
          <table:table-cell table:formula="of:=[.H8]*431/1000" office:value-type="float" office:value="2.37912" calcext:value-type="float">
            <text:p>2.379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52" calcext:value-type="float">
            <text:p>0.52</text:p>
          </table:table-cell>
          <table:table-cell table:formula="of:=[.N8]*1000/[.M8]" office:value-type="float" office:value="173.333333333333" calcext:value-type="float">
            <text:p>173.3333333333</text:p>
          </table:table-cell>
          <table:table-cell table:number-columns-repeated="2"/>
          <table:table-cell office:value-type="float" office:value="308" calcext:value-type="float">
            <text:p>308</text:p>
          </table:table-cell>
          <table:table-cell office:value-type="float" office:value="2289" calcext:value-type="float">
            <text:p>22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formula="of:=0.0148*[.B9]-0.747" office:value-type="float" office:value="3.101" calcext:value-type="float">
            <text:p>3.101</text:p>
          </table:table-cell>
          <table:table-cell table:formula="of:=[.C9]*[.$D$2]" office:value-type="float" office:value="1336.531" calcext:value-type="float">
            <text:p>1336.531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table:formula="of:=ROUND(0.0183615354*[.G9]-0.9036184771;2)" office:value-type="float" office:value="7.36" calcext:value-type="float">
            <text:p>7.36</text:p>
          </table:table-cell>
          <table:table-cell table:formula="of:=[.H9]*331/1000" office:value-type="float" office:value="2.43616" calcext:value-type="float">
            <text:p>2.43616</text:p>
          </table:table-cell>
          <table:table-cell table:formula="of:=[.H9]*431/1000" office:value-type="float" office:value="3.17216" calcext:value-type="float">
            <text:p>3.17216</text:p>
          </table:table-cell>
          <table:table-cell table:number-columns-repeated="7"/>
          <table:table-cell office:value-type="float" office:value="335" calcext:value-type="float">
            <text:p>335</text:p>
          </table:table-cell>
          <table:table-cell office:value-type="float" office:value="2525" calcext:value-type="float">
            <text:p>25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table:formula="of:=0.0148*[.B10]-0.747" office:value-type="float" office:value="7.393" calcext:value-type="float">
            <text:p>7.393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formula="of:=ROUND(0.0183615354*[.G10]-0.9036184771;2)" office:value-type="float" office:value="8.28" calcext:value-type="float">
            <text:p>8.28</text:p>
          </table:table-cell>
          <table:table-cell table:formula="of:=[.H10]*331/1000" office:value-type="float" office:value="2.74068" calcext:value-type="float">
            <text:p>2.74068</text:p>
          </table:table-cell>
          <table:table-cell table:formula="of:=[.H10]*431/1000" office:value-type="float" office:value="3.56868" calcext:value-type="float">
            <text:p>3.5686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1" calcext:value-type="float">
            <text:p>11</text:p>
          </table:table-cell>
          <table:table-cell table:formula="of:=[.H11]*331/1000" office:value-type="float" office:value="3.641" calcext:value-type="float">
            <text:p>3.641</text:p>
          </table:table-cell>
          <table:table-cell table:formula="of:=[.H11]*431/1000" office:value-type="float" office:value="4.741" calcext:value-type="float">
            <text:p>4.741</text:p>
          </table:table-cell>
          <table:table-cell table:number-columns-repeated="6"/>
          <table:table-cell table:style-name="ce2" office:value-type="string" calcext:value-type="string">
            <text:p>interpoliert</text:p>
          </table:table-cell>
          <table:table-cell office:value-type="float" office:value="450" calcext:value-type="float">
            <text:p>450</text:p>
          </table:table-cell>
          <table:table-cell table:formula="of:=8.6633986928*[.R11]-377.9428104575" office:value-type="float" office:value="3520.5866013025" calcext:value-type="float">
            <text:p>3520.5866013025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2" office:value-type="string" calcext:value-type="string">
            <text:p>interpoliert</text:p>
          </table:table-cell>
          <table:table-cell office:value-type="float" office:value="500" calcext:value-type="float">
            <text:p>500</text:p>
          </table:table-cell>
          <table:table-cell table:formula="of:=8.6633986928*[.R12]-377.9428104575" office:value-type="float" office:value="3953.7565359425" calcext:value-type="float">
            <text:p>3953.7565359425</text:p>
          </table:table-cell>
          <table:table-cell table:style-name="ce4" office:value-type="string" calcext:value-type="string" table:number-columns-spanned="2" table:number-rows-spanned="1">
            <text:p>Abschalttemperatur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0/00/0000</text:date>, <text:time style:data-style-name="N2" text:time-value="15:20:33.2279619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8T14:06:29.624781108</meta:creation-date>
    <dc:date>2015-06-02T17:09:02.071910299</dc:date>
    <meta:editing-duration>PT3H1M8S</meta:editing-duration>
    <meta:editing-cycles>4</meta:editing-cycles>
    <meta:generator>LibreOffice/4.2.8.2$Linux_X86_64 LibreOffice_project/420m0$Build-2</meta:generator>
    <meta:document-statistic meta:table-count="1" meta:cell-count="8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902cm" svg:y="3.954cm" style:legend-expansion="high" chart:style-name="ch2"/>
        <chart:plot-area chart:style-name="ch3" table:cell-range-address="Sheet1.B3:Sheet1.C5" svg:x="0.319cm" svg:y="0.18cm" svg:width="11.264cm" svg:height="8.645cm">
          <chartooo:coordinate-region svg:x="1.046cm" svg:y="0.379cm" svg:width="10.258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5" chart:class="chart:scatter">
            <chart:domain table:cell-range-address="Sheet1.B3:Sheet1.B5"/>
            <chart:regression-curve chart:style-name="ch7">
              <chart:equation chart:display-equation="true" chart:display-r-square="true"/>
            </chart:regression-curve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Sheet1.B3:Sheet1.B5</svg:desc>
                </draw:g>
              </table:table-cell>
              <table:table-cell office:value-type="float" office:value="2.95">
                <text:p>2.95</text:p>
                <draw:g>
                  <svg:desc>Sheet1.C3:Sheet1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">
                <text:p>350</text:p>
              </table:table-cell>
              <table:table-cell office:value-type="float" office:value="4.43">
                <text:p>4.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902cm" svg:y="3.954cm" style:legend-expansion="high" chart:style-name="ch2"/>
        <chart:plot-area chart:style-name="ch3" table:cell-range-address="Sheet1.G5:Sheet1.H8" svg:x="0.319cm" svg:y="0.18cm" svg:width="11.264cm" svg:height="8.645cm">
          <chartooo:coordinate-region svg:x="0.755cm" svg:y="0.38cm" svg:width="10.548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5:Sheet1.H8" chart:class="chart:scatter">
            <chart:domain table:cell-range-address="Sheet1.G5:Sheet1.G8"/>
            <chart:regression-curve chart:style-name="ch7">
              <chart:equation chart:display-equation="true" chart:display-r-square="true"/>
            </chart:regression-curve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5">
                <text:p>165</text:p>
                <draw:g>
                  <svg:desc>Sheet1.G5:Sheet1.G8</svg:desc>
                </draw:g>
              </table:table-cell>
              <table:table-cell office:value-type="float" office:value="2.15">
                <text:p>2.15</text:p>
                <draw:g>
                  <svg:desc>Sheet1.H5:Sheet1.H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5">
                <text:p>225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7">
                <text:p>247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9">
                <text:p>349</text:p>
              </table:table-cell>
              <table:table-cell office:value-type="float" office:value="5.52">
                <text:p>5.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Sheet1.R6:Sheet1.S9" svg:x="0.32cm" svg:y="0.18cm" svg:width="11.264cm" svg:height="8.64cm">
          <chartooo:coordinate-region svg:x="1.313cm" svg:y="0.38cm" svg:width="9.99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S6:Sheet1.S9" chart:class="chart:scatter">
            <chart:domain table:cell-range-address="Sheet1.R6:Sheet1.R9"/>
            <chart:regression-curve chart:style-name="ch7">
              <chart:equation chart:display-equation="true" chart:display-r-square="true"/>
            </chart:regression-curve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5">
                <text:p>265</text:p>
                <draw:g>
                  <svg:desc>Sheet1.R6:Sheet1.R9</svg:desc>
                </draw:g>
              </table:table-cell>
              <table:table-cell office:value-type="float" office:value="1918">
                <text:p>1918</text:p>
                <draw:g>
                  <svg:desc>Sheet1.S6:Sheet1.S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4">
                <text:p>284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8">
                <text:p>308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5">
                <text:p>335</text:p>
              </table:table-cell>
              <table:table-cell office:value-type="float" office:value="2525">
                <text:p>25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